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Retro</text:p>
      <text:p text:style-name="Standard">Gut gelaufen: zusammenarbeit funktioniert, respekt ist gegeben</text:p>
      <text:p text:style-name="Standard">Schlecht gelaufen:<text:s/>JUNIT test funktionieren nicht -&gt; wird weiter bearbeitet</text:p>
      <text:p text:style-name="Standard">Expertenwissen nicht vorhanden -&gt; know how intern sharen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id Abdelgaffar</meta:initial-creator>
    <dc:creator>Farid Abdelgaffar</dc:creator>
    <meta:creation-date>2018-02-03T10:13:00Z</meta:creation-date>
    <dc:date>2018-02-03T10:13:00Z</dc:date>
    <meta:template xlink:href="Normal" xlink:type="simple"/>
    <meta:editing-cycles>2</meta:editing-cycles>
    <meta:editing-duration>PT0S</meta:editing-duration>
    <meta:document-statistic meta:page-count="1" meta:paragraph-count="1" meta:word-count="27" meta:character-count="202" meta:row-count="1" meta:non-whitespace-character-count="176"/>
  </office:meta>
</office:document-meta>
</file>